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78in"/>
    </style:style>
    <style:style style:name="co2" style:family="table-column">
      <style:table-column-properties fo:break-before="auto" style:column-width="1.540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028in"/>
    </style:style>
    <style:style style:name="co5" style:family="table-column">
      <style:table-column-properties fo:break-before="auto" style:column-width="0.9846in"/>
    </style:style>
    <style:style style:name="co6" style:family="table-column">
      <style:table-column-properties fo:break-before="auto" style:column-width="1.0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ctions</text:p>
          </table:table-cell>
          <table:table-cell office:value-type="string" calcext:value-type="string">
            <text:p>Intention</text:p>
          </table:table-cell>
          <table:table-cell office:value-type="string" calcext:value-type="string">
            <text:p>Gas limit</text:p>
          </table:table-cell>
          <table:table-cell office:value-type="string" calcext:value-type="string">
            <text:p>Gas used</text:p>
          </table:table-cell>
          <table:table-cell office:value-type="string" calcext:value-type="string">
            <text:p>Subparams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Stake</text:p>
          </table:table-cell>
          <table:table-cell office:value-type="string" calcext:value-type="string">
            <text:p>Allocate coins</text:p>
          </table:table-cell>
          <table:table-cell office:value-type="float" office:value="151299" calcext:value-type="float">
            <text:p>151299</text:p>
          </table:table-cell>
          <table:table-cell office:value-type="float" office:value="131953" calcext:value-type="float">
            <text:p>131953</text:p>
          </table:table-cell>
          <table:table-cell office:value-type="string" calcext:value-type="string">
            <text:p>Transfer to staking</text:p>
          </table:table-cell>
          <table:table-cell office:value-type="string" calcext:value-type="string">
            <text:p>https://etherscan.io/tx/0x93de627eec8b971c996646d253cb182fe522547c58264b9ebcc78e3e67ef0e0e/advanc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pproval by stak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 fee cut</text:p>
          </table:table-cell>
          <table:table-cell table:number-columns-repeated="2"/>
          <table:table-cell office:value-type="string" calcext:value-type="string">
            <text:p>DelegationParamsUpdate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takeDeposited</text:p>
          </table:table-cell>
          <table:table-cell/>
        </table:table-row>
        <table:table-row table:style-name="ro1">
          <table:table-cell office:value-type="string" calcext:value-type="string">
            <text:p>closeAllocation</text:p>
          </table:table-cell>
          <table:table-cell office:value-type="string" calcext:value-type="string">
            <text:p>Collect rewards?</text:p>
          </table:table-cell>
          <table:table-cell office:value-type="float" office:value="362346" calcext:value-type="float">
            <text:p>362346</text:p>
          </table:table-cell>
          <table:table-cell office:value-type="float" office:value="223231" calcext:value-type="float">
            <text:p>223231</text:p>
          </table:table-cell>
          <table:table-cell office:value-type="string" calcext:value-type="string">
            <text:p>Transfer mint to staker</text:p>
          </table:table-cell>
          <table:table-cell office:value-type="string" calcext:value-type="string">
            <text:p>https://etherscan.io/tx/0x8ebb033ddf429f73ee2cb462fd8201472fa362956273ee15f7a746e579f2a139</text:p>
          </table:table-cell>
        </table:table-row>
        <table:table-row table:style-name="ro1">
          <table:table-cell/>
          <table:table-cell office:value-type="string" calcext:value-type="string">
            <text:p>Not initiated by indexer</text:p>
          </table:table-cell>
          <table:table-cell table:number-columns-repeated="2"/>
          <table:table-cell office:value-type="string" calcext:value-type="string">
            <text:p>RewardsAssigne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takeDeposited reward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locationClosed</text:p>
          </table:table-cell>
          <table:table-cell/>
        </table:table-row>
        <table:table-row table:style-name="ro1">
          <table:table-cell office:value-type="string" calcext:value-type="string">
            <text:p>setDelegationParameters</text:p>
          </table:table-cell>
          <table:table-cell office:value-type="string" calcext:value-type="string">
            <text:p>Change fee cuts</text:p>
          </table:table-cell>
          <table:table-cell office:value-type="float" office:value="55301" calcext:value-type="float">
            <text:p>55301</text:p>
          </table:table-cell>
          <table:table-cell office:value-type="float" office:value="54819" calcext:value-type="float">
            <text:p>54819</text:p>
          </table:table-cell>
          <table:table-cell office:value-type="string" calcext:value-type="string">
            <text:p>DelegationParamsUpdated</text:p>
          </table:table-cell>
          <table:table-cell office:value-type="string" calcext:value-type="string">
            <text:p>https://etherscan.io/tx/0xbde0c03120b56e9da56b17efaebd78ec02998d623bf1da23ec8e828f47aae536#eventlog</text:p>
          </table:table-cell>
        </table:table-row>
        <table:table-row table:style-name="ro1">
          <table:table-cell office:value-type="string" calcext:value-type="string">
            <text:p>Stake</text:p>
          </table:table-cell>
          <table:table-cell office:value-type="string" calcext:value-type="string">
            <text:p>Allocate coins</text:p>
          </table:table-cell>
          <table:table-cell office:value-type="float" office:value="103299" calcext:value-type="float">
            <text:p>103299</text:p>
          </table:table-cell>
          <table:table-cell office:value-type="float" office:value="86169" calcext:value-type="float">
            <text:p>86169</text:p>
          </table:table-cell>
          <table:table-cell office:value-type="string" calcext:value-type="string">
            <text:p>Transfer to staking</text:p>
          </table:table-cell>
          <table:table-cell office:value-type="string" calcext:value-type="string">
            <text:p>https://etherscan.io/tx/0x7d5120c0cb628a02f0ad57fdba651d884ee676ecc3d234b15cbcb232e0aa5433#eventlo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pproval by staker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takeDeposited</text:p>
          </table:table-cell>
          <table:table-cell/>
        </table:table-row>
        <table:table-row table:style-name="ro1">
          <table:table-cell office:value-type="string" calcext:value-type="string">
            <text:p>Approval</text:p>
          </table:table-cell>
          <table:table-cell office:value-type="string" calcext:value-type="string">
            <text:p>Approval by contract</text:p>
          </table:table-cell>
          <table:table-cell office:value-type="float" office:value="63016" calcext:value-type="float">
            <text:p>63016</text:p>
          </table:table-cell>
          <table:table-cell office:value-type="float" office:value="62405" calcext:value-type="float">
            <text:p>62405</text:p>
          </table:table-cell>
          <table:table-cell office:value-type="string" calcext:value-type="string">
            <text:p>Approval by staker</text:p>
          </table:table-cell>
          <table:table-cell office:value-type="string" calcext:value-type="string">
            <text:p>https://etherscan.io/tx/0x56cd262ab890283b213d86086352d2d9ddc67b5d19ab302b0b56b901510a83e2#eventlog</text:p>
          </table:table-cell>
        </table:table-row>
        <table:table-row table:style-name="ro1">
          <table:table-cell office:value-type="string" calcext:value-type="string">
            <text:p>setDelegationParameters</text:p>
          </table:table-cell>
          <table:table-cell office:value-type="string" calcext:value-type="string">
            <text:p>Change fee cuts</text:p>
          </table:table-cell>
          <table:table-cell office:value-type="float" office:value="83334" calcext:value-type="float">
            <text:p>83334</text:p>
          </table:table-cell>
          <table:table-cell office:value-type="float" office:value="83096" calcext:value-type="float">
            <text:p>83096</text:p>
          </table:table-cell>
          <table:table-cell office:value-type="string" calcext:value-type="string">
            <text:p>DelegationParamsUpdated</text:p>
          </table:table-cell>
          <table:table-cell office:value-type="string" calcext:value-type="string">
            <text:p>https://etherscan.io/tx/0x81abc0f250e41a879560aea6cb57121c020ed901c3a41fc4548f492558349441</text:p>
          </table:table-cell>
        </table:table-row>
        <table:table-row table:style-name="ro1">
          <table:table-cell office:value-type="string" calcext:value-type="string">
            <text:p>setOperator</text:p>
          </table:table-cell>
          <table:table-cell office:value-type="string" calcext:value-type="string">
            <text:p>Set operator</text:p>
          </table:table-cell>
          <table:table-cell office:value-type="float" office:value="61460" calcext:value-type="float">
            <text:p>61460</text:p>
          </table:table-cell>
          <table:table-cell office:value-type="float" office:value="60882" calcext:value-type="float">
            <text:p>60882</text:p>
          </table:table-cell>
          <table:table-cell office:value-type="string" calcext:value-type="string">
            <text:p>SetOperator</text:p>
          </table:table-cell>
          <table:table-cell office:value-type="string" calcext:value-type="string">
            <text:p>https://etherscan.io/tx/0x0e920e53813f261370f9db6ae458c2cdfed32e03a4698c0b91d924f920d5cd1c#eventlog</text:p>
          </table:table-cell>
        </table:table-row>
        <table:table-row table:style-name="ro1">
          <table:table-cell office:value-type="string" calcext:value-type="string">
            <text:p>claim</text:p>
          </table:table-cell>
          <table:table-cell office:value-type="string" calcext:value-type="string">
            <text:p>Claim rewards</text:p>
          </table:table-cell>
          <table:table-cell office:value-type="float" office:value="231906" calcext:value-type="float">
            <text:p>231906</text:p>
          </table:table-cell>
          <table:table-cell office:value-type="float" office:value="76307" calcext:value-type="float">
            <text:p>76307</text:p>
          </table:table-cell>
          <table:table-cell office:value-type="string" calcext:value-type="string">
            <text:p>Transfer staking to staker</text:p>
          </table:table-cell>
          <table:table-cell office:value-type="string" calcext:value-type="string">
            <text:p>https://etherscan.io/tx/0x5f11680218d32f9568e768921d708f5c37349d06859419b15a8711186845f37a#eventlo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bateClaimed</text:p>
          </table:table-cell>
          <table:table-cell/>
        </table:table-row>
        <table:table-row table:style-name="ro1">
          <table:table-cell office:value-type="string" calcext:value-type="string">
            <text:p>claim</text:p>
          </table:table-cell>
          <table:table-cell office:value-type="string" calcext:value-type="string">
            <text:p>Claim rewards</text:p>
          </table:table-cell>
          <table:table-cell office:value-type="float" office:value="254763" calcext:value-type="float">
            <text:p>254763</text:p>
          </table:table-cell>
          <table:table-cell office:value-type="float" office:value="83807" calcext:value-type="float">
            <text:p>83807</text:p>
          </table:table-cell>
          <table:table-cell office:value-type="string" calcext:value-type="string">
            <text:p>Transfer staking to staker</text:p>
          </table:table-cell>
          <table:table-cell office:value-type="string" calcext:value-type="string">
            <text:p>https://etherscan.io/tx/0xe6dc06f47848b1d350329c246a6f797ef4d63739d3a7360c78f4fb2bb40a53e2#eventlo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bateClaimed</text:p>
          </table:table-cell>
          <table:table-cell/>
        </table:table-row>
        <table:table-row table:style-name="ro1">
          <table:table-cell office:value-type="string" calcext:value-type="string">
            <text:p>Stake</text:p>
          </table:table-cell>
          <table:table-cell office:value-type="string" calcext:value-type="string">
            <text:p>Allocate coins</text:p>
          </table:table-cell>
          <table:table-cell office:value-type="float" office:value="87575" calcext:value-type="float">
            <text:p>87575</text:p>
          </table:table-cell>
          <table:table-cell office:value-type="float" office:value="71169" calcext:value-type="float">
            <text:p>71169</text:p>
          </table:table-cell>
          <table:table-cell office:value-type="string" calcext:value-type="string">
            <text:p>Transfer to staking</text:p>
          </table:table-cell>
          <table:table-cell office:value-type="string" calcext:value-type="string">
            <text:p>https://etherscan.io/tx/0xad0502c977a7a284731eeea794f24aaeea93aaed7163d9e01f10b60bf20483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pproval by staker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takeDeposited</text:p>
          </table:table-cell>
          <table:table-cell/>
        </table:table-row>
        <table:table-row table:style-name="ro1">
          <table:table-cell office:value-type="string" calcext:value-type="string">
            <text:p>setDelegationParameters</text:p>
          </table:table-cell>
          <table:table-cell office:value-type="string" calcext:value-type="string">
            <text:p>Change fee cuts</text:p>
          </table:table-cell>
          <table:table-cell office:value-type="float" office:value="126483" calcext:value-type="float">
            <text:p>126483</text:p>
          </table:table-cell>
          <table:table-cell office:value-type="float" office:value="83084" calcext:value-type="float">
            <text:p>83084</text:p>
          </table:table-cell>
          <table:table-cell office:value-type="string" calcext:value-type="string">
            <text:p>DelegationParamsUpdated</text:p>
          </table:table-cell>
          <table:table-cell office:value-type="string" calcext:value-type="string">
            <text:p>https://etherscan.io/tx/0xa093016a0c9645a91b1056e47d0c7ade26f4080f9fec93e0784eecb0ea09a47b</text:p>
          </table:table-cell>
        </table:table-row>
        <table:table-row table:style-name="ro1">
          <table:table-cell office:value-type="string" calcext:value-type="string">
            <text:p>setDelegationParameters</text:p>
          </table:table-cell>
          <table:table-cell office:value-type="string" calcext:value-type="string">
            <text:p>Change fee cuts</text:p>
          </table:table-cell>
          <table:table-cell office:value-type="float" office:value="82933" calcext:value-type="float">
            <text:p>82933</text:p>
          </table:table-cell>
          <table:table-cell office:value-type="float" office:value="54807" calcext:value-type="float">
            <text:p>54807</text:p>
          </table:table-cell>
          <table:table-cell office:value-type="string" calcext:value-type="string">
            <text:p>DelegationParamsUpdated</text:p>
          </table:table-cell>
          <table:table-cell office:value-type="string" calcext:value-type="string">
            <text:p>https://etherscan.io/tx/0x0fd19dca041178eb1727224a0c2bffd20eb783c81f1c2c9b4116e9c1c28c68d5</text:p>
          </table:table-cell>
        </table:table-row>
        <table:table-row table:style-name="ro1">
          <table:table-cell office:value-type="string" calcext:value-type="string">
            <text:p>Collect</text:p>
          </table:table-cell>
          <table:table-cell/>
          <table:table-cell office:value-type="float" office:value="151299" calcext:value-type="float">
            <text:p>151299</text:p>
          </table:table-cell>
          <table:table-cell office:value-type="float" office:value="131958" calcext:value-type="float">
            <text:p>131958</text:p>
          </table:table-cell>
          <table:table-cell office:value-type="string" calcext:value-type="string">
            <text:p>Transfer to staking</text:p>
          </table:table-cell>
          <table:table-cell office:value-type="string" calcext:value-type="string">
            <text:p>https://etherscan.io/tx/0x429d524f846b0dba96d04684a8addf6fbbcfe12877f235c846e57ffbfb744fed#eventlo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pproval by staker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ansfer staking to mint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ansfer staking to staker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llected by staker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locationCollected</text:p>
          </table:table-cell>
          <table:table-cell/>
        </table:table-row>
        <table:table-row table:style-name="ro1">
          <table:table-cell office:value-type="string" calcext:value-type="string">
            <text:p>Transfer</text:p>
          </table:table-cell>
          <table:table-cell office:value-type="string" calcext:value-type="string">
            <text:p>Transfer tokens</text:p>
          </table:table-cell>
          <table:table-cell office:value-type="float" office:value="250000" calcext:value-type="float">
            <text:p>250000</text:p>
          </table:table-cell>
          <table:table-cell office:value-type="float" office:value="21154" calcext:value-type="float">
            <text:p>21154</text:p>
          </table:table-cell>
          <table:table-cell office:value-type="string" calcext:value-type="string">
            <text:p>Transfer to staking</text:p>
          </table:table-cell>
          <table:table-cell office:value-type="string" calcext:value-type="string">
            <text:p>https://etherscan.io/tx/0x3bc5e1795a02a4219cd0009d6b80ef4155e071666e2ae7a299d9b1a406d78ff5</text:p>
          </table:table-cell>
        </table:table-row>
        <table:table-row table:style-name="ro1">
          <table:table-cell office:value-type="string" calcext:value-type="string">
            <text:p>Delegate</text:p>
          </table:table-cell>
          <table:table-cell office:value-type="string" calcext:value-type="string">
            <text:p>Delegate stake</text:p>
          </table:table-cell>
          <table:table-cell office:value-type="float" office:value="250000" calcext:value-type="float">
            <text:p>250000</text:p>
          </table:table-cell>
          <table:table-cell office:value-type="float" office:value="88792" calcext:value-type="float">
            <text:p>88792</text:p>
          </table:table-cell>
          <table:table-cell office:value-type="string" calcext:value-type="string">
            <text:p>Transfer to staking</text:p>
          </table:table-cell>
          <table:table-cell office:value-type="string" calcext:value-type="string">
            <text:p>https://etherscan.io/tx/0x5439e01c37a7e8732ac2d86e6baa7520422d4d889783d903f280afeaf7422e04#eventlog</text:p>
          </table:table-cell>
        </table:table-row>
        <table:table-row table:style-name="ro1">
          <table:table-cell table:number-columns-repeated="3"/>
          <table:table-cell table:style-name="ce1"/>
          <table:table-cell office:value-type="string" calcext:value-type="string">
            <text:p>Approval by staker <text:span text:style-name="T1">(0 data)</text:span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ansfer staking to mint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takeDelegated</text:p>
          </table:table-cell>
          <table:table-cell/>
        </table:table-row>
        <table:table-row table:style-name="ro1">
          <table:table-cell office:value-type="string" calcext:value-type="string">
            <text:p>Delegate</text:p>
          </table:table-cell>
          <table:table-cell office:value-type="string" calcext:value-type="string">
            <text:p>Delegate stake</text:p>
          </table:table-cell>
          <table:table-cell office:value-type="float" office:value="250000" calcext:value-type="float">
            <text:p>250000</text:p>
          </table:table-cell>
          <table:table-cell office:value-type="float" office:value="117122" calcext:value-type="float">
            <text:p>117122</text:p>
          </table:table-cell>
          <table:table-cell office:value-type="string" calcext:value-type="string">
            <text:p>Transfer to staking</text:p>
          </table:table-cell>
          <table:table-cell office:value-type="string" calcext:value-type="string">
            <text:p>https://etherscan.io/tx/0x4664b66037e9e8be9e348f1ad26a002c6269cd39b35a4b437eddcfe1607b2fbe#eventlog</text:p>
          </table:table-cell>
        </table:table-row>
        <table:table-row table:style-name="ro1">
          <table:table-cell table:number-columns-repeated="3"/>
          <table:table-cell table:style-name="ce1"/>
          <table:table-cell office:value-type="string" calcext:value-type="string">
            <text:p>Approval by staker <text:span text:style-name="T1">(with data)</text:span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ansfer staking to mint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takeDelegated</text:p>
          </table:table-cell>
          <table:table-cell/>
        </table:table-row>
        <table:table-row table:style-name="ro1">
          <table:table-cell office:value-type="string" calcext:value-type="string">
            <text:p>execTransaction</text:p>
          </table:table-cell>
          <table:table-cell/>
          <table:table-cell office:value-type="float" office:value="327682" calcext:value-type="float">
            <text:p>327682</text:p>
          </table:table-cell>
          <table:table-cell office:value-type="float" office:value="162731" calcext:value-type="float">
            <text:p>162731</text:p>
          </table:table-cell>
          <table:table-cell office:value-type="string" calcext:value-type="string">
            <text:p>Transfer to staking</text:p>
          </table:table-cell>
          <table:table-cell office:value-type="string" calcext:value-type="string">
            <text:p>https://etherscan.io/tx/0xa027d5eec1e7402f5d84a007400800629bb71ff4c78d86fc00a4190efb06116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pproval by staker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ansfer staking to mint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takeDelegate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office:value-type="string" calcext:value-type="string">
            <text:p>Execute</text:p>
          </table:table-cell>
          <table:table-cell/>
          <table:table-cell office:value-type="float" office:value="481436" calcext:value-type="float">
            <text:p>481436</text:p>
          </table:table-cell>
          <table:table-cell office:value-type="float" office:value="250504" calcext:value-type="float">
            <text:p>250504</text:p>
          </table:table-cell>
          <table:table-cell office:value-type="string" calcext:value-type="string">
            <text:p>Transfer to staking</text:p>
          </table:table-cell>
          <table:table-cell office:value-type="string" calcext:value-type="string">
            <text:p>https://etherscan.io/tx/0x2702499f9102ca55f4c7e9badd5726b80bb531573258533dd2fe8a9d2d098c5b#eventlo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pproval by staker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ansfer staking to mint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takeDelegate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alledContract staking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sg Received to staker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fund to staker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x executed</text:p>
          </table:table-cell>
          <table:table-cell/>
        </table:table-row>
        <table:table-row table:style-name="ro1">
          <table:table-cell office:value-type="string" calcext:value-type="string">
            <text:p>swapExactETHForTokens</text:p>
          </table:table-cell>
          <table:table-cell/>
          <table:table-cell office:value-type="float" office:value="170056" calcext:value-type="float">
            <text:p>170056</text:p>
          </table:table-cell>
          <table:table-cell office:value-type="float" office:value="128956" calcext:value-type="float">
            <text:p>128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seAndAllocate</text:p>
          </table:table-cell>
          <table:table-cell/>
          <table:table-cell office:value-type="float" office:value="670457" calcext:value-type="float">
            <text:p>670457</text:p>
          </table:table-cell>
          <table:table-cell office:value-type="float" office:value="440242" calcext:value-type="float">
            <text:p>440242</text:p>
          </table:table-cell>
          <table:table-cell office:value-type="string" calcext:value-type="string">
            <text:p>Transfer mint to staker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wardsAssigne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takeDeposite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locationClose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locationCreated</text:p>
          </table:table-cell>
          <table:table-cell/>
        </table:table-row>
      </table:table>
      <table:table table:name="Methods" table:style-name="ta1"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MethodID</text:p>
          </table:table-cell>
          <table:table-cell office:value-type="string" calcext:value-type="string">
            <text:p>log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vg Gas Limit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Avg Gas Used</text:p>
          </table:table-cell>
          <table:table-cell office:value-type="string" calcext:value-type="string">
            <text:p>std</text:p>
          </table:table-cell>
          <table:table-cell/>
          <table:table-cell office:value-type="string" calcext:value-type="string">
            <text:p>Anyblock</text:p>
          </table:table-cell>
        </table:table-row>
        <table:table-row table:style-name="ro1">
          <table:table-cell office:value-type="string" calcext:value-type="string">
            <text:p>Delegate</text:p>
          </table:table-cell>
          <table:table-cell office:value-type="string" calcext:value-type="string">
            <text:p>0x026e402b</text:p>
          </table:table-cell>
          <table:table-cell office:value-type="float" office:value="4" calcext:value-type="float">
            <text:p>4</text:p>
          </table:table-cell>
          <table:table-cell office:value-type="float" office:value="8066" calcext:value-type="float">
            <text:p>8066</text:p>
          </table:table-cell>
          <table:table-cell office:value-type="float" office:value="234482" calcext:value-type="float">
            <text:p>234482</text:p>
          </table:table-cell>
          <table:table-cell office:value-type="float" office:value="71094" calcext:value-type="float">
            <text:p>71094</text:p>
          </table:table-cell>
          <table:table-cell office:value-type="float" office:value="100937" calcext:value-type="float">
            <text:p>100937</text:p>
          </table:table-cell>
          <table:table-cell office:value-type="float" office:value="17597" calcext:value-type="float">
            <text:p>17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ke</text:p>
          </table:table-cell>
          <table:table-cell office:value-type="string" calcext:value-type="string">
            <text:p>0xa694fc3a</text:p>
          </table:table-cell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  <table:table-cell office:value-type="float" office:value="150074" calcext:value-type="float">
            <text:p>150074</text:p>
          </table:table-cell>
          <table:table-cell office:value-type="float" office:value="146788" calcext:value-type="float">
            <text:p>146788</text:p>
          </table:table-cell>
          <table:table-cell office:value-type="float" office:value="123105" calcext:value-type="float">
            <text:p>123105</text:p>
          </table:table-cell>
          <table:table-cell office:value-type="float" office:value="23037" calcext:value-type="float">
            <text:p>23037</text:p>
          </table:table-cell>
          <table:table-cell/>
          <table:table-cell office:value-type="float" office:value="131953" calcext:value-type="float">
            <text:p>131953</text:p>
          </table:table-cell>
        </table:table-row>
        <table:table-row table:style-name="ro1">
          <table:table-cell office:value-type="string" calcext:value-type="string">
            <text:p>Collect</text:p>
          </table:table-cell>
          <table:table-cell office:value-type="string" calcext:value-type="string">
            <text:p>0x8d3c100a</text:p>
          </table:table-cell>
          <table:table-cell office:value-type="float" office:value="6" calcext:value-type="float">
            <text:p>6</text:p>
          </table:table-cell>
          <table:table-cell office:value-type="float" office:value="2472" calcext:value-type="float">
            <text:p>2472</text:p>
          </table:table-cell>
          <table:table-cell office:value-type="float" office:value="222419" calcext:value-type="float">
            <text:p>222419</text:p>
          </table:table-cell>
          <table:table-cell office:value-type="float" office:value="30117" calcext:value-type="float">
            <text:p>30117</text:p>
          </table:table-cell>
          <table:table-cell office:value-type="float" office:value="154291" calcext:value-type="float">
            <text:p>154291</text:p>
          </table:table-cell>
          <table:table-cell office:value-type="float" office:value="10394" calcext:value-type="float">
            <text:p>103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seAllocation</text:p>
          </table:table-cell>
          <table:table-cell office:value-type="string" calcext:value-type="string">
            <text:p>0x44c32a61</text:p>
          </table:table-cell>
          <table:table-cell office:value-type="float" office:value="4" calcext:value-type="float">
            <text:p>4</text:p>
          </table:table-cell>
          <table:table-cell office:value-type="float" office:value="1864" calcext:value-type="float">
            <text:p>1864</text:p>
          </table:table-cell>
          <table:table-cell office:value-type="float" office:value="372470" calcext:value-type="float">
            <text:p>372470</text:p>
          </table:table-cell>
          <table:table-cell office:value-type="float" office:value="43194" calcext:value-type="float">
            <text:p>43194</text:p>
          </table:table-cell>
          <table:table-cell office:value-type="float" office:value="236656" calcext:value-type="float">
            <text:p>236656</text:p>
          </table:table-cell>
          <table:table-cell office:value-type="float" office:value="10793" calcext:value-type="float">
            <text:p>10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fer</text:p>
          </table:table-cell>
          <table:table-cell office:value-type="string" calcext:value-type="string">
            <text:p>0xa9059cbb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8368" calcext:value-type="float">
            <text:p>98368</text:p>
          </table:table-cell>
          <table:table-cell office:value-type="float" office:value="85715" calcext:value-type="float">
            <text:p>85715</text:p>
          </table:table-cell>
          <table:table-cell office:value-type="float" office:value="31143" calcext:value-type="float">
            <text:p>31143</text:p>
          </table:table-cell>
          <table:table-cell office:value-type="float" office:value="11771" calcext:value-type="float">
            <text:p>11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Transaction</text:p>
          </table:table-cell>
          <table:table-cell office:value-type="string" calcext:value-type="string">
            <text:p>0x6a76120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24954" calcext:value-type="float">
            <text:p>324954</text:p>
          </table:table-cell>
          <table:table-cell office:value-type="float" office:value="43830" calcext:value-type="float">
            <text:p>43830</text:p>
          </table:table-cell>
          <table:table-cell office:value-type="float" office:value="167101" calcext:value-type="float">
            <text:p>167101</text:p>
          </table:table-cell>
          <table:table-cell office:value-type="float" office:value="29302" calcext:value-type="float">
            <text:p>293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ute</text:p>
          </table:table-cell>
          <table:table-cell office:value-type="string" calcext:value-type="string">
            <text:p>0xc116954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81427" calcext:value-type="float">
            <text:p>481427</text:p>
          </table:table-cell>
          <table:table-cell office:value-type="float" office:value="11.5" calcext:value-type="float">
            <text:p>11.5</text:p>
          </table:table-cell>
          <table:table-cell office:value-type="float" office:value="248334" calcext:value-type="float">
            <text:p>248334</text:p>
          </table:table-cell>
          <table:table-cell office:value-type="float" office:value="16092" calcext:value-type="float">
            <text:p>16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pExactETHForTokens</text:p>
          </table:table-cell>
          <table:table-cell office:value-type="string" calcext:value-type="string">
            <text:p>0x7ff36ab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0056" calcext:value-type="float">
            <text:p>170056</text:p>
          </table:table-cell>
          <table:table-cell/>
          <table:table-cell office:value-type="float" office:value="128956" calcext:value-type="float">
            <text:p>1289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AndAllocate</text:p>
          </table:table-cell>
          <table:table-cell office:value-type="string" calcext:value-type="string">
            <text:p>0xc2b6df3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70457" calcext:value-type="float">
            <text:p>670457</text:p>
          </table:table-cell>
          <table:table-cell/>
          <table:table-cell office:value-type="float" office:value="440242" calcext:value-type="float">
            <text:p>440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SWAP</text:p>
          </table:table-cell>
          <table:table-cell office:value-type="string" calcext:value-type="string">
            <text:p>0x4ad6b31c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office:value-type="float" office:value="4198742" calcext:value-type="float">
            <text:p>4198742</text:p>
          </table:table-cell>
          <table:table-cell office:value-type="float" office:value="989589" calcext:value-type="float">
            <text:p>989589</text:p>
          </table:table-cell>
          <table:table-cell office:value-type="float" office:value="3524896" calcext:value-type="float">
            <text:p>3524896</text:p>
          </table:table-cell>
          <table:table-cell office:value-type="float" office:value="974434" calcext:value-type="float">
            <text:p>97443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 style:data-style-name="N2" text:time-value="13:50:45.2608513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12:40:28.400413876</meta:creation-date>
    <dc:date>2021-02-22T15:04:41.930254887</dc:date>
    <meta:editing-duration>PT5H12M9S</meta:editing-duration>
    <meta:editing-cycles>8</meta:editing-cycles>
    <meta:generator>LibreOffice/6.4.6.2$Linux_X86_64 LibreOffice_project/40$Build-2</meta:generator>
    <meta:document-statistic meta:table-count="2" meta:cell-count="246" meta:object-count="0"/>
  </office:meta>
</office:document-meta>
</file>